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3.175cm" svg:x="7.985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175cm" svg:x="7.985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81cm" svg:x="7.985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985cm" svg:height="1.905cm" svg:x="11.16cm" svg:y="8.62cm">
          <text:p text:style-name="P1">Logtool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4.445cm" svg:x="7.35cm" svg:y="2.905cm">
          <text:p text:style-name="P1">Config Files</text:p>
          <text:list text:style-name="L2">
            <text:list-item>
              <text:p text:style-name="P2">Input</text:p>
            </text:list-item>
            <text:list-item>
              <text:p text:style-name="P2">Output</text:p>
            </text:list-item>
            <text:list-item>
              <text:p text:style-name="P2">Parsers</text:p>
            </text:list-item>
            <text:list-item>
              <text:p text:style-name="P2">Connection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3.81cm" svg:x="16.24cm" svg:y="3.54cm">
          <text:p text:style-name="P1">Modules</text:p>
          <text:list text:style-name="L2">
            <text:list-item>
              <text:p text:style-name="P2">Input</text:p>
            </text:list-item>
            <text:list-item>
              <text:p text:style-name="P2">Output</text:p>
            </text:list-item>
            <text:list-item>
              <text:p text:style-name="P2">Parser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525cm" svg:y1="7.35cm" svg:x2="12.43cm" svg:y2="8.62cm">
          <text:p/>
        </draw:line>
        <draw:line draw:style-name="gr3" draw:text-style-name="P1" draw:layer="layout" svg:x1="18.145cm" svg:y1="7.35cm" svg:x2="16.875cm" svg:y2="8.62cm">
          <text:p/>
        </draw:line>
        <draw:custom-shape draw:style-name="gr4" draw:text-style-name="P1" draw:layer="layout" svg:width="4.445cm" svg:height="4.445cm" svg:x="2.27cm" svg:y="13.7cm">
          <text:p text:style-name="P1">Data Sources</text:p>
          <text:p text:style-name="P1"><text:span text:style-name="T1"/></text:p>
          <text:p text:style-name="P2"><text:span text:style-name="T1">Examples:</text:span></text:p>
          <text:list text:style-name="L2">
            <text:list-item>
              <text:p text:style-name="P2"><text:span text:style-name="T1">Firewall logs</text:span></text:p>
            </text:list-item>
            <text:list-item>
              <text:p text:style-name="P2"><text:span text:style-name="T1">IDS events</text:span></text:p>
            </text:list-item>
            <text:list-item>
              <text:p text:style-name="P2"><text:span text:style-name="T1">Application log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5cm" svg:height="4.445cm" svg:x="21.955cm" svg:y="13.7cm">
          <text:p text:style-name="P1">Destinations</text:p>
          <text:p text:style-name="P1"><text:span text:style-name="T1"/></text:p>
          <text:p text:style-name="P2"><text:span text:style-name="T1">Examples:</text:span></text:p>
          <text:list text:style-name="L2">
            <text:list-item>
              <text:p text:style-name="P2"><text:span text:style-name="T1">Database</text:span></text:p>
            </text:list-item>
            <text:list-item>
              <text:p text:style-name="P2"><text:span text:style-name="T1">Analysis engine</text:span></text:p>
            </text:list-item>
            <text:list-item>
              <text:p text:style-name="P2"><text:span text:style-name="T1">Web Applic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8.62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2.43cm" svg:y="15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7.51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16cm" svg:y1="16.24cm" svg:x2="12.43cm" svg:y2="16.24cm">
          <text:p/>
        </draw:line>
        <draw:line draw:style-name="gr3" draw:text-style-name="P1" draw:layer="layout" svg:x1="16.24cm" svg:y1="16.24cm" svg:x2="17.51cm" svg:y2="16.24cm">
          <text:p/>
        </draw:line>
        <draw:line draw:style-name="gr3" draw:text-style-name="P1" draw:layer="layout" svg:x1="6.715cm" svg:y1="16.24cm" svg:x2="7.985cm" svg:y2="16.24cm">
          <text:p/>
        </draw:line>
        <draw:line draw:style-name="gr3" draw:text-style-name="P1" draw:layer="layout" svg:x1="20.685cm" svg:y1="16.24cm" svg:x2="21.955cm" svg:y2="16.24cm">
          <text:p/>
        </draw:line>
        <draw:line draw:style-name="gr3" draw:text-style-name="P1" draw:layer="layout" svg:x1="6.715cm" svg:y1="14.97cm" svg:x2="7.985cm" svg:y2="14.97cm">
          <text:p/>
        </draw:line>
        <draw:line draw:style-name="gr3" draw:text-style-name="P1" draw:layer="layout" svg:x1="20.685cm" svg:y1="14.97cm" svg:x2="21.955cm" svg:y2="14.97cm">
          <text:p/>
        </draw:line>
        <draw:line draw:style-name="gr3" draw:text-style-name="P1" draw:layer="layout" svg:x1="6.715cm" svg:y1="15.605cm" svg:x2="7.985cm" svg:y2="15.605cm">
          <text:p/>
        </draw:line>
        <draw:line draw:style-name="gr3" draw:text-style-name="P1" draw:layer="layout" svg:x1="20.685cm" svg:y1="15.605cm" svg:x2="21.955cm" svg:y2="15.605cm">
          <text:p/>
        </draw:line>
        <draw:connector draw:style-name="gr3" draw:text-style-name="P1" draw:layer="layout" draw:type="curve" svg:x1="14.652cm" svg:y1="10.525cm" svg:x2="11.816cm" svg:y2="12.899cm" draw:start-shape="id1" svg:d="m14652 10525c0 2157-2836 970-2836 2374">
          <text:p/>
        </draw:connector>
        <draw:custom-shape draw:style-name="gr2" draw:text-style-name="P1" draw:layer="layout" svg:width="2.54cm" svg:height="1.27cm" svg:x="8.62cm" svg:y="15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8.62cm" svg:y="16.24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3.065cm" svg:y="15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3.7cm" svg:y="15.605cm">
          <text:p text:style-name="P1">Pars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7.51cm" svg:y="15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7.51cm" svg:y="16.24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445cm" svg:height="0.962cm" svg:x="12.303cm" svg:y="13.573cm">
          <draw:text-box>
            <text:p>Conne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uf </meta:initial-creator>
    <meta:creation-date>2012-08-01T13:37:23</meta:creation-date>
    <dc:date>2012-11-19T14:13:00</dc:date>
    <dc:creator>euf </dc:creator>
    <meta:editing-duration>PT11M52S</meta:editing-duration>
    <meta:editing-cycles>2</meta:editing-cycles>
    <meta:generator>LibreOffice/3.3$Unix LibreOffice_project/330m19$Build-401</meta:generator>
    <meta:document-statistic meta:object-count="29"/>
  </office:meta>
</office:document-meta>
</file>